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7.71">
            <text:p>27.710</text:p>
          </table:table-cell>
          <table:table-cell office:value-type="float" office:value="10">
            <text:p>10</text:p>
          </table:table-cell>
          <table:table-cell table:formula="of:=[.C3]*1.01" office:value-type="float" office:value="30.6090790951445">
            <text:p>30.609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13.16">
            <text:p>13.16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4.5368271704115">
            <text:p>14.5368</text:p>
          </table:table-cell>
          <table:table-cell table:style-name="ce3" office:value-type="float" office:value="11.53">
            <text:p>11.5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7362931059912">
            <text:p>12.7363</text:p>
          </table:table-cell>
          <table:table-cell table:style-name="ce3" office:value-type="float" office:value="21.62">
            <text:p>21.62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23.8819303513902">
            <text:p>23.8819</text:p>
          </table:table-cell>
          <table:table-cell table:style-name="ce3" office:value-type="float" office:value="28.62">
            <text:p>28.62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31.6142852292687">
            <text:p>31.6143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27.71">
            <text:p>27.7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0.3060189060836">
            <text:p>30.306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13.16">
            <text:p>13.16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4.3928981885262">
            <text:p>14.3929</text:p>
          </table:table-cell>
          <table:table-cell table:style-name="ce4" table:formula="of:=[.S2]" office:value-type="float" office:value="11.53">
            <text:p>11.5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6101911940507">
            <text:p>12.6102</text:p>
          </table:table-cell>
          <table:table-cell table:style-name="ce4" table:formula="of:=[.V2]" office:value-type="float" office:value="21.62">
            <text:p>21.62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23.6454755954359">
            <text:p>23.6455</text:p>
          </table:table-cell>
          <table:table-cell table:style-name="ce4" table:formula="of:=[.Y2]" office:value-type="float" office:value="28.62">
            <text:p>28.62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31.3012725042264">
            <text:p>31.3013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27.71">
            <text:p>27.7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0.0059593129541">
            <text:p>30.0060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13.16">
            <text:p>13.16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4.2503942460655">
            <text:p>14.2504</text:p>
          </table:table-cell>
          <table:table-cell table:style-name="ce4" table:formula="of:=[.S3]" office:value-type="float" office:value="11.53">
            <text:p>11.5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4853378158918">
            <text:p>12.4853</text:p>
          </table:table-cell>
          <table:table-cell table:style-name="ce4" table:formula="of:=[.V3]" office:value-type="float" office:value="21.62">
            <text:p>21.62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23.4113619756791">
            <text:p>23.4114</text:p>
          </table:table-cell>
          <table:table-cell table:style-name="ce4" table:formula="of:=[.Y3]" office:value-type="float" office:value="28.62">
            <text:p>28.62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30.9913589150757">
            <text:p>30.9914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27.71">
            <text:p>27.7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9.7088706068852">
            <text:p>29.7089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13.16">
            <text:p>13.16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4.1093012337283">
            <text:p>14.1093</text:p>
          </table:table-cell>
          <table:table-cell table:style-name="ce4" table:formula="of:=[.S4]" office:value-type="float" office:value="11.53">
            <text:p>11.5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3617206097938">
            <text:p>12.3617</text:p>
          </table:table-cell>
          <table:table-cell table:style-name="ce4" table:formula="of:=[.V4]" office:value-type="float" office:value="21.62">
            <text:p>21.62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23.1795663125536">
            <text:p>23.1796</text:p>
          </table:table-cell>
          <table:table-cell table:style-name="ce4" table:formula="of:=[.Y4]" office:value-type="float" office:value="28.62">
            <text:p>28.62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30.6845137773026">
            <text:p>30.6845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27.71">
            <text:p>27.7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9.4147233731537">
            <text:p>29.4147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13.16">
            <text:p>13.16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3.9696051819092">
            <text:p>13.9696</text:p>
          </table:table-cell>
          <table:table-cell table:style-name="ce4" table:formula="of:=[.S5]" office:value-type="float" office:value="11.53">
            <text:p>11.5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2393273364295">
            <text:p>12.2393</text:p>
          </table:table-cell>
          <table:table-cell table:style-name="ce4" table:formula="of:=[.V5]" office:value-type="float" office:value="21.62">
            <text:p>21.62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22.9500656559936">
            <text:p>22.9501</text:p>
          </table:table-cell>
          <table:table-cell table:style-name="ce4" table:formula="of:=[.Y5]" office:value-type="float" office:value="28.62">
            <text:p>28.62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30.3807067102006">
            <text:p>30.3807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27.71">
            <text:p>27.7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29.123488488271">
            <text:p>29.123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13.16">
            <text:p>13.16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3.831292259316">
            <text:p>13.8313</text:p>
          </table:table-cell>
          <table:table-cell table:style-name="ce4" table:formula="of:=[.S6]" office:value-type="float" office:value="11.53">
            <text:p>11.5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118145877653">
            <text:p>12.1181</text:p>
          </table:table-cell>
          <table:table-cell table:style-name="ce4" table:formula="of:=[.V6]" office:value-type="float" office:value="21.62">
            <text:p>21.62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22.722837283162">
            <text:p>22.7228</text:p>
          </table:table-cell>
          <table:table-cell table:style-name="ce4" table:formula="of:=[.Y6]" office:value-type="float" office:value="28.62">
            <text:p>28.62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30.079907633862">
            <text:p>30.0799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27.71">
            <text:p>27.7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8.8351371171">
            <text:p>28.8351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13.16">
            <text:p>13.16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3.6943487716">
            <text:p>13.6943</text:p>
          </table:table-cell>
          <table:table-cell table:style-name="ce4" table:formula="of:=[.S7]" office:value-type="float" office:value="11.53">
            <text:p>11.5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9981642353">
            <text:p>11.9982</text:p>
          </table:table-cell>
          <table:table-cell table:style-name="ce4" table:formula="of:=[.V7]" office:value-type="float" office:value="21.62">
            <text:p>21.62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22.4978586962">
            <text:p>22.4979</text:p>
          </table:table-cell>
          <table:table-cell table:style-name="ce4" table:formula="of:=[.Y7]" office:value-type="float" office:value="28.62">
            <text:p>28.62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29.7820867662">
            <text:p>29.7821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27.71">
            <text:p>27.7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8.54964071">
            <text:p>28.5496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13.16">
            <text:p>13.16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3.55876116">
            <text:p>13.5588</text:p>
          </table:table-cell>
          <table:table-cell table:style-name="ce4" table:formula="of:=[.S8]" office:value-type="float" office:value="11.53">
            <text:p>11.5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87937053">
            <text:p>11.8794</text:p>
          </table:table-cell>
          <table:table-cell table:style-name="ce4" table:formula="of:=[.V8]" office:value-type="float" office:value="21.62">
            <text:p>21.62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22.27510762">
            <text:p>22.2751</text:p>
          </table:table-cell>
          <table:table-cell table:style-name="ce4" table:formula="of:=[.Y8]" office:value-type="float" office:value="28.62">
            <text:p>28.62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29.48721462">
            <text:p>29.4872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27.71">
            <text:p>27.7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28.266971">
            <text:p>28.2670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13.16">
            <text:p>13.16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3.424516">
            <text:p>13.4245</text:p>
          </table:table-cell>
          <table:table-cell table:style-name="ce4" table:formula="of:=[.S9]" office:value-type="float" office:value="11.53">
            <text:p>11.5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761753">
            <text:p>11.7618</text:p>
          </table:table-cell>
          <table:table-cell table:style-name="ce4" table:formula="of:=[.V9]" office:value-type="float" office:value="21.62">
            <text:p>21.62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22.054562">
            <text:p>22.0546</text:p>
          </table:table-cell>
          <table:table-cell table:style-name="ce4" table:formula="of:=[.Y9]" office:value-type="float" office:value="28.62">
            <text:p>28.62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29.195262">
            <text:p>29.1953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27.71">
            <text:p>27.7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27.9871">
            <text:p>27.9871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13.16">
            <text:p>13.16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3.2916">
            <text:p>13.2916</text:p>
          </table:table-cell>
          <table:table-cell table:style-name="ce4" table:formula="of:=[.S10]" office:value-type="float" office:value="11.53">
            <text:p>11.5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6453">
            <text:p>11.6453</text:p>
          </table:table-cell>
          <table:table-cell table:style-name="ce4" table:formula="of:=[.V10]" office:value-type="float" office:value="21.62">
            <text:p>21.62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21.8362">
            <text:p>21.8362</text:p>
          </table:table-cell>
          <table:table-cell table:style-name="ce4" table:formula="of:=[.Y10]" office:value-type="float" office:value="28.62">
            <text:p>28.62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28.9062">
            <text:p>28.9062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27.71">
            <text:p>27.7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27.71">
            <text:p>27.71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13.16">
            <text:p>13.16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3.16">
            <text:p>13.1600</text:p>
          </table:table-cell>
          <table:table-cell table:style-name="ce4" table:formula="of:=[.S11]" office:value-type="float" office:value="11.53">
            <text:p>11.5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53">
            <text:p>11.5300</text:p>
          </table:table-cell>
          <table:table-cell table:style-name="ce4" table:formula="of:=[.V11]" office:value-type="float" office:value="21.62">
            <text:p>21.62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21.62">
            <text:p>21.6200</text:p>
          </table:table-cell>
          <table:table-cell table:style-name="ce4" table:formula="of:=[.Y11]" office:value-type="float" office:value="28.62">
            <text:p>28.62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28.62">
            <text:p>28.62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27.71">
            <text:p>27.7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27.4356435643564">
            <text:p>27.4356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13.16">
            <text:p>13.16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3.029702970297">
            <text:p>13.0297</text:p>
          </table:table-cell>
          <table:table-cell table:style-name="ce4" table:formula="of:=[.S12]" office:value-type="float" office:value="11.53">
            <text:p>11.5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4158415841584">
            <text:p>11.4158</text:p>
          </table:table-cell>
          <table:table-cell table:style-name="ce4" table:formula="of:=[.V12]" office:value-type="float" office:value="21.62">
            <text:p>21.62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21.4059405940594">
            <text:p>21.4059</text:p>
          </table:table-cell>
          <table:table-cell table:style-name="ce4" table:formula="of:=[.Y12]" office:value-type="float" office:value="28.62">
            <text:p>28.62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28.3366336633663">
            <text:p>28.3366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27.71">
            <text:p>27.7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27.1640035290658">
            <text:p>27.1640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13.16">
            <text:p>13.16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2.9006960101951">
            <text:p>12.9007</text:p>
          </table:table-cell>
          <table:table-cell table:style-name="ce4" table:formula="of:=[.S13]" office:value-type="float" office:value="11.53">
            <text:p>11.5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3028134496618">
            <text:p>11.3028</text:p>
          </table:table-cell>
          <table:table-cell table:style-name="ce4" table:formula="of:=[.V13]" office:value-type="float" office:value="21.62">
            <text:p>21.62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21.1940005881776">
            <text:p>21.1940</text:p>
          </table:table-cell>
          <table:table-cell table:style-name="ce4" table:formula="of:=[.Y13]" office:value-type="float" office:value="28.62">
            <text:p>28.62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28.0560729340261">
            <text:p>28.0561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27.71">
            <text:p>27.7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6.895052999075">
            <text:p>26.8951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13.16">
            <text:p>13.16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2.7729663467278">
            <text:p>12.7730</text:p>
          </table:table-cell>
          <table:table-cell table:style-name="ce4" table:formula="of:=[.S14]" office:value-type="float" office:value="11.53">
            <text:p>11.5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1909044056057">
            <text:p>11.1909</text:p>
          </table:table-cell>
          <table:table-cell table:style-name="ce4" table:formula="of:=[.V14]" office:value-type="float" office:value="21.62">
            <text:p>21.62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20.9841589981957">
            <text:p>20.9842</text:p>
          </table:table-cell>
          <table:table-cell table:style-name="ce4" table:formula="of:=[.Y14]" office:value-type="float" office:value="28.62">
            <text:p>28.62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27.7782900336892">
            <text:p>27.7783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27.71">
            <text:p>27.7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6.6287653456188">
            <text:p>26.6288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13.16">
            <text:p>13.16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2.6465013333939">
            <text:p>12.6465</text:p>
          </table:table-cell>
          <table:table-cell table:style-name="ce4" table:formula="of:=[.S15]" office:value-type="float" office:value="11.53">
            <text:p>11.5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1.0801033718869">
            <text:p>11.0801</text:p>
          </table:table-cell>
          <table:table-cell table:style-name="ce4" table:formula="of:=[.V15]" office:value-type="float" office:value="21.62">
            <text:p>21.62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20.7763950477185">
            <text:p>20.7764</text:p>
          </table:table-cell>
          <table:table-cell table:style-name="ce4" table:formula="of:=[.Y15]" office:value-type="float" office:value="28.62">
            <text:p>28.62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27.5032574590982">
            <text:p>27.5033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27.71">
            <text:p>27.7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26.365114203583">
            <text:p>26.3651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13.16">
            <text:p>13.16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2.5212884489048">
            <text:p>12.5213</text:p>
          </table:table-cell>
          <table:table-cell table:style-name="ce4" table:formula="of:=[.S16]" office:value-type="float" office:value="11.53">
            <text:p>11.5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9703993781058">
            <text:p>10.9704</text:p>
          </table:table-cell>
          <table:table-cell table:style-name="ce4" table:formula="of:=[.V16]" office:value-type="float" office:value="21.62">
            <text:p>21.62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20.5706881660579">
            <text:p>20.5707</text:p>
          </table:table-cell>
          <table:table-cell table:style-name="ce4" table:formula="of:=[.Y16]" office:value-type="float" office:value="28.62">
            <text:p>28.62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27.2309479793052">
            <text:p>27.2309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27.71">
            <text:p>27.7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6.1040734688941">
            <text:p>26.1041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13.16">
            <text:p>13.16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2.3973152959454">
            <text:p>12.3973</text:p>
          </table:table-cell>
          <table:table-cell table:style-name="ce4" table:formula="of:=[.S17]" office:value-type="float" office:value="11.53">
            <text:p>11.5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861781562481">
            <text:p>10.8618</text:p>
          </table:table-cell>
          <table:table-cell table:style-name="ce4" table:formula="of:=[.V17]" office:value-type="float" office:value="21.62">
            <text:p>21.62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20.367017986196">
            <text:p>20.3670</text:p>
          </table:table-cell>
          <table:table-cell table:style-name="ce4" table:formula="of:=[.Y17]" office:value-type="float" office:value="28.62">
            <text:p>28.62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26.9613346329754">
            <text:p>26.9613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27.71">
            <text:p>27.7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5.8456172959347">
            <text:p>25.8456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13.16">
            <text:p>13.16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2.2745695999459">
            <text:p>12.2746</text:p>
          </table:table-cell>
          <table:table-cell table:style-name="ce4" table:formula="of:=[.S18]" office:value-type="float" office:value="11.53">
            <text:p>11.5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7542391707733">
            <text:p>10.7542</text:p>
          </table:table-cell>
          <table:table-cell table:style-name="ce4" table:formula="of:=[.V18]" office:value-type="float" office:value="21.62">
            <text:p>21.62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20.1653643427683">
            <text:p>20.1654</text:p>
          </table:table-cell>
          <table:table-cell table:style-name="ce4" table:formula="of:=[.Y18]" office:value-type="float" office:value="28.62">
            <text:p>28.62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26.6943907257182">
            <text:p>26.6944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27.71">
            <text:p>27.7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5.5897200949849">
            <text:p>25.5897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13.16">
            <text:p>13.16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2.1530392078672">
            <text:p>12.1530</text:p>
          </table:table-cell>
          <table:table-cell table:style-name="ce4" table:formula="of:=[.S19]" office:value-type="float" office:value="11.53">
            <text:p>11.5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6477615552211">
            <text:p>10.6478</text:p>
          </table:table-cell>
          <table:table-cell table:style-name="ce4" table:formula="of:=[.V19]" office:value-type="float" office:value="21.62">
            <text:p>21.62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9.9657072700676">
            <text:p>19.9657</text:p>
          </table:table-cell>
          <table:table-cell table:style-name="ce4" table:formula="of:=[.Y19]" office:value-type="float" office:value="28.62">
            <text:p>28.62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26.4300898274438">
            <text:p>26.430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27.71">
            <text:p>27.7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5.336356529688">
            <text:p>25.3364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13.16">
            <text:p>13.16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2.0327120869973">
            <text:p>12.0327</text:p>
          </table:table-cell>
          <table:table-cell table:style-name="ce4" table:formula="of:=[.S20]" office:value-type="float" office:value="11.53">
            <text:p>11.5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5423381734862">
            <text:p>10.5423</text:p>
          </table:table-cell>
          <table:table-cell table:style-name="ce4" table:formula="of:=[.V20]" office:value-type="float" office:value="21.62">
            <text:p>21.62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9.7680270000669">
            <text:p>19.7680</text:p>
          </table:table-cell>
          <table:table-cell table:style-name="ce4" table:formula="of:=[.Y20]" office:value-type="float" office:value="28.62">
            <text:p>28.62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26.1684057697463">
            <text:p>26.1684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27.71">
            <text:p>27.7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5.0855015145426">
            <text:p>25.085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13.16">
            <text:p>13.16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1.9135763237597">
            <text:p>11.9136</text:p>
          </table:table-cell>
          <table:table-cell table:style-name="ce4" table:formula="of:=[.S21]" office:value-type="float" office:value="11.53">
            <text:p>11.5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4379585876101">
            <text:p>10.4380</text:p>
          </table:table-cell>
          <table:table-cell table:style-name="ce4" table:formula="of:=[.V21]" office:value-type="float" office:value="21.62">
            <text:p>21.62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9.5723039604623">
            <text:p>19.5723</text:p>
          </table:table-cell>
          <table:table-cell table:style-name="ce4" table:formula="of:=[.Y21]" office:value-type="float" office:value="28.62">
            <text:p>28.62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25.9093126433132">
            <text:p>25.909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8.17">
            <text:p>28.170</text:p>
          </table:table-cell>
          <table:table-cell office:value-type="float" office:value="10">
            <text:p>10</text:p>
          </table:table-cell>
          <table:table-cell table:formula="of:=[.C26]*1.01" office:value-type="float" office:value="31.1172052728336">
            <text:p>31.1172</text:p>
          </table:table-cell>
          <table:table-cell table:style-name="ce3" office:value-type="float" office:value="6.03">
            <text:p>6.03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6.66087141622956">
            <text:p>6.6609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3.09">
            <text:p>13.090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4.4595036216327">
            <text:p>14.4595</text:p>
          </table:table-cell>
          <table:table-cell table:style-name="ce3" office:value-type="float" office:value="19.59">
            <text:p>19.590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21.6395474368055">
            <text:p>21.6395</text:p>
          </table:table-cell>
          <table:table-cell table:style-name="ce3" office:value-type="float" office:value="19.43">
            <text:p>19.43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21.4628078967397">
            <text:p>21.4628</text:p>
          </table:table-cell>
          <table:table-cell table:style-name="ce3" office:value-type="float" office:value="0.829">
            <text:p>0.829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0.915731741965888">
            <text:p>0.9157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28.17">
            <text:p>28.1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30.8091141315185">
            <text:p>30.8091</text:p>
          </table:table-cell>
          <table:table-cell table:style-name="ce4" table:formula="of:=[.D25]" office:value-type="float" office:value="6.03">
            <text:p>6.03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6.5949221942867">
            <text:p>6.5949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3.09">
            <text:p>13.090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4.3163402194383">
            <text:p>14.3163</text:p>
          </table:table-cell>
          <table:table-cell table:style-name="ce4" table:formula="of:=[.S25]" office:value-type="float" office:value="19.59">
            <text:p>19.590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21.4252944918866">
            <text:p>21.4253</text:p>
          </table:table-cell>
          <table:table-cell table:style-name="ce4" table:formula="of:=[.V25]" office:value-type="float" office:value="19.43">
            <text:p>19.43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21.2503048482571">
            <text:p>21.2503</text:p>
          </table:table-cell>
          <table:table-cell table:style-name="ce4" table:formula="of:=[.Y25]" office:value-type="float" office:value="0.829">
            <text:p>0.829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0.906665091055335">
            <text:p>0.9067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28.17">
            <text:p>28.1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30.504073397543">
            <text:p>30.5041</text:p>
          </table:table-cell>
          <table:table-cell table:style-name="ce4" table:formula="of:=[.D26]" office:value-type="float" office:value="6.03">
            <text:p>6.03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6.52962593493732">
            <text:p>6.5296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3.09">
            <text:p>13.090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4.1745942766716">
            <text:p>14.1746</text:p>
          </table:table-cell>
          <table:table-cell table:style-name="ce4" table:formula="of:=[.S26]" office:value-type="float" office:value="19.59">
            <text:p>19.590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21.2131628632541">
            <text:p>21.2132</text:p>
          </table:table-cell>
          <table:table-cell table:style-name="ce4" table:formula="of:=[.V26]" office:value-type="float" office:value="19.43">
            <text:p>19.43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21.0399057903536">
            <text:p>21.0399</text:p>
          </table:table-cell>
          <table:table-cell table:style-name="ce4" table:formula="of:=[.Y26]" office:value-type="float" office:value="0.829">
            <text:p>0.829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0.897688208965679">
            <text:p>0.8977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28.17">
            <text:p>28.1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30.2020528688545">
            <text:p>30.2021</text:p>
          </table:table-cell>
          <table:table-cell table:style-name="ce4" table:formula="of:=[.D27]" office:value-type="float" office:value="6.03">
            <text:p>6.03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6.46497617320527">
            <text:p>6.4650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3.09">
            <text:p>13.090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4.0342517590808">
            <text:p>14.0343</text:p>
          </table:table-cell>
          <table:table-cell table:style-name="ce4" table:formula="of:=[.S27]" office:value-type="float" office:value="19.59">
            <text:p>19.590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21.0031315477763">
            <text:p>21.0031</text:p>
          </table:table-cell>
          <table:table-cell table:style-name="ce4" table:formula="of:=[.V27]" office:value-type="float" office:value="19.43">
            <text:p>19.43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20.8315898914392">
            <text:p>20.8316</text:p>
          </table:table-cell>
          <table:table-cell table:style-name="ce4" table:formula="of:=[.Y27]" office:value-type="float" office:value="0.829">
            <text:p>0.829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0.888800206896711">
            <text:p>0.8888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28.17">
            <text:p>28.1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29.9030226424302">
            <text:p>29.9030</text:p>
          </table:table-cell>
          <table:table-cell table:style-name="ce4" table:formula="of:=[.D28]" office:value-type="float" office:value="6.03">
            <text:p>6.03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6.40096650812403">
            <text:p>6.401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3.09">
            <text:p>13.090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3.8952987713671">
            <text:p>13.8953</text:p>
          </table:table-cell>
          <table:table-cell table:style-name="ce4" table:formula="of:=[.S28]" office:value-type="float" office:value="19.59">
            <text:p>19.590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20.7951797502736">
            <text:p>20.7952</text:p>
          </table:table-cell>
          <table:table-cell table:style-name="ce4" table:formula="of:=[.V28]" office:value-type="float" office:value="19.43">
            <text:p>19.43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20.6253365261774">
            <text:p>20.6253</text:p>
          </table:table-cell>
          <table:table-cell table:style-name="ce4" table:formula="of:=[.Y28]" office:value-type="float" office:value="0.829">
            <text:p>0.829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0.880000204848229">
            <text:p>0.8800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28.17">
            <text:p>28.1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29.606953111317">
            <text:p>29.6070</text:p>
          </table:table-cell>
          <table:table-cell table:style-name="ce4" table:formula="of:=[.D29]" office:value-type="float" office:value="6.03">
            <text:p>6.03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6.337590602103">
            <text:p>6.3376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3.09">
            <text:p>13.090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3.757721555809">
            <text:p>13.7577</text:p>
          </table:table-cell>
          <table:table-cell table:style-name="ce4" table:formula="of:=[.S29]" office:value-type="float" office:value="19.59">
            <text:p>19.590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20.589286881459">
            <text:p>20.5893</text:p>
          </table:table-cell>
          <table:table-cell table:style-name="ce4" table:formula="of:=[.V29]" office:value-type="float" office:value="19.43">
            <text:p>19.43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20.421125273443">
            <text:p>20.4211</text:p>
          </table:table-cell>
          <table:table-cell table:style-name="ce4" table:formula="of:=[.Y29]" office:value-type="float" office:value="0.829">
            <text:p>0.829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0.8712873315329">
            <text:p>0.8713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28.17">
            <text:p>28.1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29.3138149617">
            <text:p>29.3138</text:p>
          </table:table-cell>
          <table:table-cell table:style-name="ce4" table:formula="of:=[.D30]" office:value-type="float" office:value="6.03">
            <text:p>6.03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6.2748421803">
            <text:p>6.2748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3.09">
            <text:p>13.090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3.6215064909">
            <text:p>13.6215</text:p>
          </table:table-cell>
          <table:table-cell table:style-name="ce4" table:formula="of:=[.S30]" office:value-type="float" office:value="19.59">
            <text:p>19.590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20.3854325559">
            <text:p>20.3854</text:p>
          </table:table-cell>
          <table:table-cell table:style-name="ce4" table:formula="of:=[.V30]" office:value-type="float" office:value="19.43">
            <text:p>19.43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20.2189359143">
            <text:p>20.2189</text:p>
          </table:table-cell>
          <table:table-cell table:style-name="ce4" table:formula="of:=[.Y30]" office:value-type="float" office:value="0.829">
            <text:p>0.829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0.86266072429">
            <text:p>0.8627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28.17">
            <text:p>28.1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29.02357917">
            <text:p>29.0236</text:p>
          </table:table-cell>
          <table:table-cell table:style-name="ce4" table:formula="of:=[.D31]" office:value-type="float" office:value="6.03">
            <text:p>6.03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6.21271503">
            <text:p>6.2127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3.09">
            <text:p>13.090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3.48664009">
            <text:p>13.4866</text:p>
          </table:table-cell>
          <table:table-cell table:style-name="ce4" table:formula="of:=[.S31]" office:value-type="float" office:value="19.59">
            <text:p>19.590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20.18359659">
            <text:p>20.1836</text:p>
          </table:table-cell>
          <table:table-cell table:style-name="ce4" table:formula="of:=[.V31]" office:value-type="float" office:value="19.43">
            <text:p>19.43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20.01874843">
            <text:p>20.0187</text:p>
          </table:table-cell>
          <table:table-cell table:style-name="ce4" table:formula="of:=[.Y31]" office:value-type="float" office:value="0.829">
            <text:p>0.829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0.854119529">
            <text:p>0.8541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28.17">
            <text:p>28.1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28.736217">
            <text:p>28.7362</text:p>
          </table:table-cell>
          <table:table-cell table:style-name="ce4" table:formula="of:=[.D32]" office:value-type="float" office:value="6.03">
            <text:p>6.03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6.151203">
            <text:p>6.1512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3.09">
            <text:p>13.090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3.353109">
            <text:p>13.3531</text:p>
          </table:table-cell>
          <table:table-cell table:style-name="ce4" table:formula="of:=[.S32]" office:value-type="float" office:value="19.59">
            <text:p>19.590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19.983759">
            <text:p>19.9838</text:p>
          </table:table-cell>
          <table:table-cell table:style-name="ce4" table:formula="of:=[.V32]" office:value-type="float" office:value="19.43">
            <text:p>19.43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9.820543">
            <text:p>19.8205</text:p>
          </table:table-cell>
          <table:table-cell table:style-name="ce4" table:formula="of:=[.Y32]" office:value-type="float" office:value="0.829">
            <text:p>0.829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0.8456629">
            <text:p>0.8457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28.17">
            <text:p>28.1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28.4517">
            <text:p>28.4517</text:p>
          </table:table-cell>
          <table:table-cell table:style-name="ce4" table:formula="of:=[.D33]" office:value-type="float" office:value="6.03">
            <text:p>6.03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6.0903">
            <text:p>6.0903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3.09">
            <text:p>13.090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3.2209">
            <text:p>13.2209</text:p>
          </table:table-cell>
          <table:table-cell table:style-name="ce4" table:formula="of:=[.S33]" office:value-type="float" office:value="19.59">
            <text:p>19.590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19.7859">
            <text:p>19.7859</text:p>
          </table:table-cell>
          <table:table-cell table:style-name="ce4" table:formula="of:=[.V33]" office:value-type="float" office:value="19.43">
            <text:p>19.43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9.6243">
            <text:p>19.6243</text:p>
          </table:table-cell>
          <table:table-cell table:style-name="ce4" table:formula="of:=[.Y33]" office:value-type="float" office:value="0.829">
            <text:p>0.829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0.83729">
            <text:p>0.8373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28.17">
            <text:p>28.1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28.17">
            <text:p>28.1700</text:p>
          </table:table-cell>
          <table:table-cell table:style-name="ce4" table:formula="of:=[.D34]" office:value-type="float" office:value="6.03">
            <text:p>6.03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6.03">
            <text:p>6.03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3.09">
            <text:p>13.090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3.09">
            <text:p>13.0900</text:p>
          </table:table-cell>
          <table:table-cell table:style-name="ce4" table:formula="of:=[.S34]" office:value-type="float" office:value="19.59">
            <text:p>19.590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19.59">
            <text:p>19.5900</text:p>
          </table:table-cell>
          <table:table-cell table:style-name="ce4" table:formula="of:=[.V34]" office:value-type="float" office:value="19.43">
            <text:p>19.43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9.43">
            <text:p>19.4300</text:p>
          </table:table-cell>
          <table:table-cell table:style-name="ce4" table:formula="of:=[.Y34]" office:value-type="float" office:value="0.829">
            <text:p>0.829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0.829">
            <text:p>0.829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28.17">
            <text:p>28.1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27.8910891089109">
            <text:p>27.8911</text:p>
          </table:table-cell>
          <table:table-cell table:style-name="ce4" table:formula="of:=[.D35]" office:value-type="float" office:value="6.03">
            <text:p>6.03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5.97029702970297">
            <text:p>5.9703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3.09">
            <text:p>13.090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2.960396039604">
            <text:p>12.9604</text:p>
          </table:table-cell>
          <table:table-cell table:style-name="ce4" table:formula="of:=[.S35]" office:value-type="float" office:value="19.59">
            <text:p>19.590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19.3960396039604">
            <text:p>19.3960</text:p>
          </table:table-cell>
          <table:table-cell table:style-name="ce4" table:formula="of:=[.V35]" office:value-type="float" office:value="19.43">
            <text:p>19.43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9.2376237623762">
            <text:p>19.2376</text:p>
          </table:table-cell>
          <table:table-cell table:style-name="ce4" table:formula="of:=[.Y35]" office:value-type="float" office:value="0.829">
            <text:p>0.829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0.820792079207921">
            <text:p>0.8208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28.17">
            <text:p>28.1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27.614939711793">
            <text:p>27.6149</text:p>
          </table:table-cell>
          <table:table-cell table:style-name="ce4" table:formula="of:=[.D36]" office:value-type="float" office:value="6.03">
            <text:p>6.03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5.91118517792373">
            <text:p>5.9112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3.09">
            <text:p>13.090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2.8320752867366">
            <text:p>12.8321</text:p>
          </table:table-cell>
          <table:table-cell table:style-name="ce4" table:formula="of:=[.S36]" office:value-type="float" office:value="19.59">
            <text:p>19.590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19.2039996078816">
            <text:p>19.2040</text:p>
          </table:table-cell>
          <table:table-cell table:style-name="ce4" table:formula="of:=[.V36]" office:value-type="float" office:value="19.43">
            <text:p>19.43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9.0471522399765">
            <text:p>19.0472</text:p>
          </table:table-cell>
          <table:table-cell table:style-name="ce4" table:formula="of:=[.Y36]" office:value-type="float" office:value="0.829">
            <text:p>0.829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0.812665424958338">
            <text:p>0.8127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28.17">
            <text:p>28.1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27.3415244671217">
            <text:p>27.3415</text:p>
          </table:table-cell>
          <table:table-cell table:style-name="ce4" table:formula="of:=[.D37]" office:value-type="float" office:value="6.03">
            <text:p>6.03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5.8526585920037">
            <text:p>5.8527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3.09">
            <text:p>13.090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2.7050250363729">
            <text:p>12.7050</text:p>
          </table:table-cell>
          <table:table-cell table:style-name="ce4" table:formula="of:=[.S37]" office:value-type="float" office:value="19.59">
            <text:p>19.590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19.0138609979026">
            <text:p>19.0139</text:p>
          </table:table-cell>
          <table:table-cell table:style-name="ce4" table:formula="of:=[.V37]" office:value-type="float" office:value="19.43">
            <text:p>19.43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8.8585665742341">
            <text:p>18.8586</text:p>
          </table:table-cell>
          <table:table-cell table:style-name="ce4" table:formula="of:=[.Y37]" office:value-type="float" office:value="0.829">
            <text:p>0.829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804619232632017">
            <text:p>0.8046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28.17">
            <text:p>28.1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27.0708163040809">
            <text:p>27.0708</text:p>
          </table:table-cell>
          <table:table-cell table:style-name="ce4" table:formula="of:=[.D38]" office:value-type="float" office:value="6.03">
            <text:p>6.03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5.79471147723138">
            <text:p>5.794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3.09">
            <text:p>13.090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2.5792327092801">
            <text:p>12.5792</text:p>
          </table:table-cell>
          <table:table-cell table:style-name="ce4" table:formula="of:=[.S38]" office:value-type="float" office:value="19.59">
            <text:p>19.590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18.8256049484184">
            <text:p>18.8256</text:p>
          </table:table-cell>
          <table:table-cell table:style-name="ce4" table:formula="of:=[.V38]" office:value-type="float" office:value="19.43">
            <text:p>19.43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8.6718480933011">
            <text:p>18.6718</text:p>
          </table:table-cell>
          <table:table-cell table:style-name="ce4" table:formula="of:=[.Y38]" office:value-type="float" office:value="0.829">
            <text:p>0.829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796652705576255">
            <text:p>0.7967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28.17">
            <text:p>28.1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26.8027884198821">
            <text:p>26.8028</text:p>
          </table:table-cell>
          <table:table-cell table:style-name="ce4" table:formula="of:=[.D39]" office:value-type="float" office:value="6.03">
            <text:p>6.03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5.73733809626869">
            <text:p>5.7373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3.09">
            <text:p>13.090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2.4546858507723">
            <text:p>12.4547</text:p>
          </table:table-cell>
          <table:table-cell table:style-name="ce4" table:formula="of:=[.S39]" office:value-type="float" office:value="19.59">
            <text:p>19.590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18.6392128202162">
            <text:p>18.6392</text:p>
          </table:table-cell>
          <table:table-cell table:style-name="ce4" table:formula="of:=[.V39]" office:value-type="float" office:value="19.43">
            <text:p>19.43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8.4869783101991">
            <text:p>18.4870</text:p>
          </table:table-cell>
          <table:table-cell table:style-name="ce4" table:formula="of:=[.Y39]" office:value-type="float" office:value="0.829">
            <text:p>0.829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788765055025995">
            <text:p>0.7888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28.17">
            <text:p>28.1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26.537414277111">
            <text:p>26.5374</text:p>
          </table:table-cell>
          <table:table-cell table:style-name="ce4" table:formula="of:=[.D40]" office:value-type="float" office:value="6.03">
            <text:p>6.03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5.68053276858287">
            <text:p>5.6805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3.09">
            <text:p>13.090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2.3313721294776">
            <text:p>12.3314</text:p>
          </table:table-cell>
          <table:table-cell table:style-name="ce4" table:formula="of:=[.S40]" office:value-type="float" office:value="19.59">
            <text:p>19.590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18.4546661586299">
            <text:p>18.4547</text:p>
          </table:table-cell>
          <table:table-cell table:style-name="ce4" table:formula="of:=[.V40]" office:value-type="float" office:value="19.43">
            <text:p>19.43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8.3039389209892">
            <text:p>18.3039</text:p>
          </table:table-cell>
          <table:table-cell table:style-name="ce4" table:formula="of:=[.Y40]" office:value-type="float" office:value="0.829">
            <text:p>0.829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780955500025737">
            <text:p>0.7810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28.17">
            <text:p>28.1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26.2746676011">
            <text:p>26.2747</text:p>
          </table:table-cell>
          <table:table-cell table:style-name="ce4" table:formula="of:=[.D41]" office:value-type="float" office:value="6.03">
            <text:p>6.03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5.62428986988403">
            <text:p>5.6243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3.09">
            <text:p>13.090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2.2092793361164">
            <text:p>12.2093</text:p>
          </table:table-cell>
          <table:table-cell table:style-name="ce4" table:formula="of:=[.S41]" office:value-type="float" office:value="19.59">
            <text:p>19.590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18.2719466917128">
            <text:p>18.2719</text:p>
          </table:table-cell>
          <table:table-cell table:style-name="ce4" table:formula="of:=[.V41]" office:value-type="float" office:value="19.43">
            <text:p>19.43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8.1227118029596">
            <text:p>18.1227</text:p>
          </table:table-cell>
          <table:table-cell table:style-name="ce4" table:formula="of:=[.Y41]" office:value-type="float" office:value="0.829">
            <text:p>0.829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773223267352215">
            <text:p>0.7732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28.17">
            <text:p>28.1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26.0145223773267">
            <text:p>26.0145</text:p>
          </table:table-cell>
          <table:table-cell table:style-name="ce4" table:formula="of:=[.D42]" office:value-type="float" office:value="6.03">
            <text:p>6.03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5.56860383156834">
            <text:p>5.5686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3.09">
            <text:p>13.090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2.0883953822935">
            <text:p>12.0884</text:p>
          </table:table-cell>
          <table:table-cell table:style-name="ce4" table:formula="of:=[.S42]" office:value-type="float" office:value="19.59">
            <text:p>19.590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18.0910363284285">
            <text:p>18.0910</text:p>
          </table:table-cell>
          <table:table-cell table:style-name="ce4" table:formula="of:=[.V42]" office:value-type="float" office:value="19.43">
            <text:p>19.43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7.9432790128313">
            <text:p>17.9433</text:p>
          </table:table-cell>
          <table:table-cell table:style-name="ce4" table:formula="of:=[.Y42]" office:value-type="float" office:value="0.829">
            <text:p>0.829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765567591437837">
            <text:p>0.765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28.17">
            <text:p>28.1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25.7569528488384">
            <text:p>25.7570</text:p>
          </table:table-cell>
          <table:table-cell table:style-name="ce4" table:formula="of:=[.D43]" office:value-type="float" office:value="6.03">
            <text:p>6.03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5.51346914016668">
            <text:p>5.5135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3.09">
            <text:p>13.090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1.9687082993005">
            <text:p>11.9687</text:p>
          </table:table-cell>
          <table:table-cell table:style-name="ce4" table:formula="of:=[.S43]" office:value-type="float" office:value="19.59">
            <text:p>19.590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17.9119171568599">
            <text:p>17.9119</text:p>
          </table:table-cell>
          <table:table-cell table:style-name="ce4" table:formula="of:=[.V43]" office:value-type="float" office:value="19.43">
            <text:p>19.43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7.7656227849815">
            <text:p>17.7656</text:p>
          </table:table-cell>
          <table:table-cell table:style-name="ce4" table:formula="of:=[.Y43]" office:value-type="float" office:value="0.829">
            <text:p>0.829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757987714294888">
            <text:p>0.7580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28.17">
            <text:p>28.1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25.5019335137013">
            <text:p>25.5019</text:p>
          </table:table-cell>
          <table:table-cell table:style-name="ce4" table:formula="of:=[.D44]" office:value-type="float" office:value="6.03">
            <text:p>6.03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5.45888033679869">
            <text:p>5.4589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3.09">
            <text:p>13.090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1.8502062369312">
            <text:p>11.8502</text:p>
          </table:table-cell>
          <table:table-cell table:style-name="ce4" table:formula="of:=[.S44]" office:value-type="float" office:value="19.59">
            <text:p>19.590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17.7345714424355">
            <text:p>17.7346</text:p>
          </table:table-cell>
          <table:table-cell table:style-name="ce4" table:formula="of:=[.V44]" office:value-type="float" office:value="19.43">
            <text:p>19.43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7.5897255296847">
            <text:p>17.5897</text:p>
          </table:table-cell>
          <table:table-cell table:style-name="ce4" table:formula="of:=[.Y44]" office:value-type="float" office:value="0.829">
            <text:p>0.829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750482885440483">
            <text:p>0.7505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2015／02／04</text:date>, <text:time>15:19:1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2-04T15:19:19.84</dc:date>
    <meta:editing-duration>P14DT20H3M39S</meta:editing-duration>
    <meta:editing-cycles>41</meta:editing-cycles>
    <meta:generator>OpenOffice/4.1.1$Win32 OpenOffice.org_project/411m6$Build-9775</meta:generator>
    <meta:document-statistic meta:table-count="5" meta:cell-count="2241" meta:object-count="0"/>
  </office:meta>
</office:document-meta>
</file>